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95aa" officeooo:paragraph-rsid="000495aa"/>
    </style:style>
    <style:style style:name="P2" style:family="paragraph" style:parent-style-name="Standard">
      <style:text-properties officeooo:rsid="00065f81" officeooo:paragraph-rsid="00065f81"/>
    </style:style>
    <style:style style:name="P3" style:family="paragraph" style:parent-style-name="Standard">
      <style:text-properties officeooo:paragraph-rsid="00065f81"/>
    </style:style>
    <style:style style:name="P4" style:family="paragraph" style:parent-style-name="Standard">
      <style:text-properties officeooo:paragraph-rsid="000a8a20"/>
    </style:style>
    <style:style style:name="P5" style:family="paragraph" style:parent-style-name="Standard">
      <style:text-properties officeooo:paragraph-rsid="000e3f16"/>
    </style:style>
    <style:style style:name="T1" style:family="text">
      <style:text-properties officeooo:rsid="00065f81"/>
    </style:style>
    <style:style style:name="T2" style:family="text">
      <style:text-properties officeooo:rsid="000668a9"/>
    </style:style>
    <style:style style:name="T3" style:family="text">
      <style:text-properties officeooo:rsid="0007c491"/>
    </style:style>
    <style:style style:name="T4" style:family="text">
      <style:text-properties officeooo:rsid="000a8a20"/>
    </style:style>
    <style:style style:name="T5" style:family="text">
      <style:text-properties officeooo:rsid="000c0b4b"/>
    </style:style>
    <style:style style:name="T6" style:family="text">
      <style:text-properties officeooo:rsid="000dfc7c"/>
    </style:style>
    <style:style style:name="T7" style:family="text">
      <style:text-properties officeooo:rsid="000e3f16"/>
    </style:style>
    <style:style style:name="T8" style:family="text">
      <style:text-properties officeooo:rsid="000e88f2"/>
    </style:style>
    <style:style style:name="T9" style:family="text">
      <style:text-properties officeooo:rsid="000fe5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liederung Bachelor Thesis:</text:p>
      <text:p text:style-name="P1"/>
      <text:p text:style-name="P2">1. Einleitung</text:p>
      <text:p text:style-name="P3"><text:span text:style-name="T1"><text:tab/>1.1 Aufgabenstellung</text:span></text:p>
      <text:p text:style-name="P3"><text:span text:style-name="T1"><text:tab/>1.2 Verwendete Hardware<text:line-break/><text:tab/>1.3 Verwendete Software</text:span></text:p>
      <text:p text:style-name="P4"><text:line-break/><text:span text:style-name="T1">2. Blazor<text:line-break/><text:tab/>2.1 Was ist Blazor?<text:line-break/><text:tab/>2.2 Architektur <text:line-break/><text:tab/>2.3 </text:span><text:span text:style-name="T2">Projekt Strukture<text:line-break/><text:tab/>2.4 Data Binding<text:line-break/><text:tab/>2.5 Parameters<text:line-break/><text:tab/><text:tab/>2.5.1 Component Parameter<text:line-break/><text:tab/><text:tab/>2.5.2 Route Parameter<text:line-break/><text:tab/><text:tab/>2.5.3 Cascading Parameter<text:line-break/><text:tab/></text:span><text:span text:style-name="T3">2.6 Javascript Interoperationen </text:span><text:span text:style-name="T2"><text:line-break/><text:tab/></text:span><text:span text:style-name="T3">2.7 Render Fragmente <text:line-break/><text:tab/>2.8 Lebenszyklus der Componenten<text:line-break/><text:line-break/></text:span><text:span text:style-name="T5">3. Entwicklung auf dem Raspberry Pi<text:line-break/><text:tab/>3.1 Datenzugriff mit C++<text:line-break/><text:tab/>3.2 </text:span><text:span text:style-name="T3"><text:s/></text:span><text:span text:style-name="T6">Bibliothek RTIMUlib<text:line-break/><text:tab/>3.3 Anwendung mittels Qt</text:span><text:span text:style-name="T4"><text:tab/></text:span><text:span text:style-name="T3"><text:line-break/></text:span></text:p>
      <text:p text:style-name="P5"><text:span text:style-name="T9">4</text:span><text:span text:style-name="T4">. Raspberry Pi mit .Net Core und Blazor<text:line-break/><text:tab/></text:span><text:span text:style-name="T9">4</text:span><text:span text:style-name="T4">.1 Installation <text:line-break/><text:tab/></text:span><text:span text:style-name="T9">4</text:span><text:span text:style-name="T4">.2 Entwicklungsumgebung <text:line-break/><text:tab/></text:span><text:span text:style-name="T9">4</text:span><text:span text:style-name="T5">.3 Zugriff auf Funktionalitäten des Raspberry Pi<text:line-break/><text:tab/></text:span><text:span text:style-name="T9">4</text:span><text:span text:style-name="T7">.4 Konsolen Anwendung </text:span></text:p>
      <text:p text:style-name="P5"><text:span text:style-name="T5"><text:tab/></text:span><text:span text:style-name="T9">4</text:span><text:span text:style-name="T8">.5 Grafische Oberfläche <text:line-break/><text:tab/></text:span><text:span text:style-name="T9">4</text:span><text:span text:style-name="T8">.</text:span><text:span text:style-name="T9">6 Kommunikation zwischen <text:line-break/><text:tab/><text:tab/>4.6.1 Rest<text:line-break/><text:tab/><text:tab/>4.6.2 gRPC<text:line-break/><text:tab/><text:tab/>4.6.3 Signal R Channel<text:line-break/><text:tab/>4.7 Performance Optimierung<text:line-break/><text:line-break/>5. Fazit<text:line-break/>6. Ausblick </text:span><text:span text:style-name="T5"><text:line-break/></text:span><text:span text:style-name="T3"><text:line-break/></text:span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9T16:12:56.369000000</meta:creation-date>
    <dc:date>2021-10-09T17:47:33.402000000</dc:date>
    <meta:editing-duration>PT12M53S</meta:editing-duration>
    <meta:editing-cycles>4</meta:editing-cycles>
    <meta:generator>LibreOffice/7.0.1.2$Windows_X86_64 LibreOffice_project/7cbcfc562f6eb6708b5ff7d7397325de9e764452</meta:generator>
    <meta:document-statistic meta:table-count="0" meta:image-count="0" meta:object-count="0" meta:page-count="1" meta:paragraph-count="7" meta:word-count="108" meta:character-count="826" meta:non-whitespace-character-count="675"/>
  </office:meta>
</office:document-meta>
</file>